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Text_20_body">Una primera aproximación eficaz para abrir esta segunda mitad del capítulo es construir un <text:span text:style-name="Strong_20_Emphasis">umbral narrativo</text:span>: un momento en el que el lector cruza de un marco mental conocido (“esto cuesta infinito”) a uno completamente inesperado (“y sin embargo, la vida lo hace sin coste”). Esa transición debe sentirse inevitable, limpia y casi desconcertante. Aquí te propongo una versión inicial, escrita ya con tono de capítulo, que establece la paradoja y prepara el terreno para las revelaciones posteriores.</text:p>
      <text:p text:style-name="Horizontal_20_Line"/>
      <text:h text:style-name="Heading_20_1" text:outline-level="1"><text:span text:style-name="Strong_20_Emphasis">La paradoja del coste cero</text:span></text:h>
      <text:p text:style-name="Text_20_body">Durante la primera parte del capítulo hemos seguido un razonamiento riguroso: si intentáramos construir un sistema artificial que imitara la lógica de la vida —un sistema que se multiplica, explora, se ramifica y ocupa físicamente cada posibilidad— el coste total crecería de forma explosiva. Cada bifurcación exigiría nuevos individuos, cada individuo requeriría materia, energía y espacio, y la proliferación exponencial convertiría cualquier intento en un proyecto inabordable. Incluso si el coste de un solo individuo tendiera a cero, el coste total del sistema tendería igualmente a infinito. Esta conclusión no es intuitiva: es matemática. Y sin embargo, es devastadora. Significa que ningún organismo, empresa o civilización podría permitirse un sistema así. Significa que la arquitectura de la vida, tal como la conocemos, sería económicamente imposible.</text:p>
      <text:p text:style-name="Text_20_body">Y sin embargo, la vida existe.</text:p>
      <text:p text:style-name="Text_20_body">No solo existe: prospera, se multiplica, se expande, se sostiene durante miles de millones de años sin interrupción. La Tierra no se ha agotado. No se ha vaciado. No se ha convertido en un desierto químico incapaz de sostener el proceso. El Sol no ha sufrido ninguna carga adicional por alimentar a la biosfera. El universo no ha tenido que pagar ningún precio por permitir que la vida continúe. Todo lo contrario: después de cuatro mil millones de años de actividad biológica, la Tierra sigue siendo un planeta químicamente funcional, y la vida sigue operando como si su coste fuese exactamente cero.</text:p>
      <text:p text:style-name="Text_20_body">Esta es la paradoja.</text:p>
      <text:p text:style-name="Text_20_body">Por un lado, el análisis lógico demuestra que un sistema de este tipo debería ser inasumible. Por otro, la evidencia empírica muestra que la vida lo sostiene sin esfuerzo aparente. La contradicción es tan grande que obliga a replantear nuestras intuiciones más básicas: ¿cómo puede un proceso que exige un coste infinito funcionar en la práctica con un coste nulo? ¿Qué está haciendo la vida que nuestras máquinas no pueden hacer? ¿Qué estructura, qué lógica, qué forma de operar permite que un sistema infinito se mantenga sin consumir su sustrato?</text:p>
      <text:p text:style-name="Text_20_body">La primera revelación es esta: <text:span text:style-name="Strong_20_Emphasis">la vida no consume la Tierra</text:span>. No la desgasta, no la agota, no la degrada. La materia que utiliza vuelve al entorno. La energía que emplea no altera su fuente. La presencia de la vida no deja cicatrices permanentes en el planeta. La biosfera no es un proceso extractivo: es un proceso circular. Y este hecho, que contradice la intuición humana, es el punto de partida para comprender el coste cero.</text:p>
      <text:p text:style-name="Text_20_body"><text:soft-page-break/>La segunda revelación es aún más profunda: <text:span text:style-name="Strong_20_Emphasis">este grado de perfección no es automático</text:span>. No es un regalo de la física. No es una propiedad inevitable de la materia orgánica. Es el resultado de un proceso inteligente que ha explorado, probado y optimizado todas las posibilidades disponibles hasta converger en una solución que permite sostenerse indefinidamente sin destruir su entorno. La vida podría haber sido un desastre ecológico. Podría haber generado residuos no reciclables, agotado recursos, colapsado su propio sustrato. Nada en la física lo impedía. Pero no lo hizo. Encontró otra forma.</text:p>
      <text:p text:style-name="Text_20_body">Y aquí aparece el puente con el modelo lógico: un sistema que explora sin dejar huecos, como el que analizamos en el laberinto, encuentra siempre la solución más corta, la más eficiente, la más estable. Si existe una forma de operar sin coste, la encontrará. Y la vida la encontró.</text:p>
      <text:p text:style-name="Text_20_body">Este es el punto de partida. A partir de aquí, podemos desplegar las dos revelaciones, explicar cómo la vida recicla la materia sin pérdida, cómo orquesta la descomposición para cerrar ciclos, y cómo la lógica del laberinto permite comprender por qué la vida converge hacia soluciones óptimas. ¿Quieres que avancemos con la primera revelación —la vida no consume la Tierra— o prefieres que desarrollemos antes la conexión con el modelo lógico?</text:p>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6-03-28T09:28:43.929000000</meta:creation-date>
    <dc:date>2026-03-28T09:32:48.619000000</dc:date>
    <meta:editing-duration>PT4M5S</meta:editing-duration>
    <meta:editing-cycles>1</meta:editing-cycles>
    <meta:document-statistic meta:table-count="0" meta:image-count="0" meta:object-count="0" meta:page-count="2" meta:paragraph-count="11" meta:word-count="700" meta:character-count="4334" meta:non-whitespace-character-count="3645"/>
    <meta:generator>LibreOffice/7.3.5.2$Windows_X86_64 LibreOffice_project/184fe81b8c8c30d8b5082578aee2fed2ea847c01</meta:generator>
  </office:meta>
</office:document-meta>
</file>